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HSI_Clk</text:p>
          </table:table-cell>
          <table:table-cell office:value-type="string" calcext:value-type="string">
            <text:p>PLL div2</text:p>
          </table:table-cell>
          <table:table-cell office:value-type="string" calcext:value-type="string">
            <text:p>x2;x3;x4;x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HB presdvi1;2;4;8;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PB1 e 2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]/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D2]/[.E2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2]/[.G2]"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F2]/[.G3]" office:value-type="float" office:value="64" calcext:value-type="float">
            <text:p>6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HSI_Clk</text:p>
          </table:table-cell>
          <table:table-cell office:value-type="string" calcext:value-type="string">
            <text:p>PLL div2</text:p>
          </table:table-cell>
          <table:table-cell office:value-type="string" calcext:value-type="string">
            <text:p>x2;x3;x4;x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HB presdvi1;2;4;8;16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APB1 e 2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B11]*[.C11]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[.D11]/[.E11]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F11]/[.G11]" office:value-type="float" office:value="36" calcext:value-type="float">
            <text:p>36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F11]/[.G12]" office:value-type="float" office:value="72" calcext:value-type="float">
            <text:p>72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2:45:58.810842219</meta:creation-date>
    <dc:date>2023-10-26T23:23:56.253383398</dc:date>
    <meta:editing-duration>PT37M58S</meta:editing-duration>
    <meta:editing-cycles>1</meta:editing-cycles>
    <meta:document-statistic meta:table-count="1" meta:cell-count="36" meta:object-count="0"/>
    <meta:generator>LibreOffice/7.5.7.1$Linux_X86_64 LibreOffice_project/50$Build-1</meta:generator>
  </office:meta>
</office:document-meta>
</file>